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437cm"/>
    </style:style>
    <style:style style:name="co3" style:family="table-column">
      <style:table-column-properties fo:break-before="auto" style:column-width="9.239cm"/>
    </style:style>
    <style:style style:name="co4" style:family="table-column">
      <style:table-column-properties fo:break-before="auto" style:column-width="4.1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3" table:default-cell-style-name="ce1"/>
        <table:table-column table:style-name="co1" table:default-cell-style-name="Default"/>
        <table:table-column table:style-name="co4" table:default-cell-style-name="ce1"/>
        <table:table-column table:style-name="co1" table:default-cell-style-name="Default"/>
        <table:table-row table:style-name="ro1">
          <table:table-cell office:value-type="string">
            <text:p>raw_file_name</text:p>
          </table:table-cell>
          <table:table-cell office:value-type="string">
            <text:p>file_name</text:p>
          </table:table-cell>
          <table:table-cell/>
          <table:table-cell office:value-type="string">
            <text:p>description</text:p>
          </table:table-cell>
          <table:table-cell office:value-type="string">
            <text:p>layout</text:p>
          </table:table-cell>
          <table:table-cell office:value-type="string">
            <text:p>platform</text:p>
          </table:table-cell>
          <table:table-cell office:value-type="string">
            <text:p>url</text:p>
          </table:table-cell>
        </table:table-row>
        <table:table-row table:style-name="ro2">
          <table:table-cell office:value-type="string">
            <text:p>trim_ERR1801006_pass.fastq.gz</text:p>
          </table:table-cell>
          <table:table-cell table:number-columns-repeated="2"/>
          <table:table-cell office:value-type="string">
            <text:p>Tn-Seq reads of growth in serum, biological replicate 1</text:p>
          </table:table-cell>
          <table:table-cell office:value-type="string">
            <text:p>SINGLE</text:p>
          </table:table-cell>
          <table:table-cell table:style-name="ce2" office:value-type="string">
            <text:p>Illumina HiSeq 2500</text:p>
          </table:table-cell>
          <table:table-cell office:value-type="string">
            <text:p>https://www.ncbi.nlm.nih.gov/sra/?term=ERR1801006</text:p>
          </table:table-cell>
        </table:table-row>
        <table:table-row table:style-name="ro2">
          <table:table-cell office:value-type="string">
            <text:p>trim_ERR1801007_pass.fastq.gz</text:p>
          </table:table-cell>
          <table:table-cell table:number-columns-repeated="2"/>
          <table:table-cell office:value-type="string">
            <text:p>Tn-Seq reads of growth in serum, biological replicate 2</text:p>
          </table:table-cell>
          <table:table-cell office:value-type="string">
            <text:p>SINGLE</text:p>
          </table:table-cell>
          <table:table-cell table:style-name="ce2" office:value-type="string">
            <text:p>Illumina HiSeq 2500</text:p>
          </table:table-cell>
          <table:table-cell office:value-type="string">
            <text:p>https://www.ncbi.nlm.nih.gov/sra/?term=ERR1801007</text:p>
          </table:table-cell>
        </table:table-row>
        <table:table-row table:style-name="ro2">
          <table:table-cell office:value-type="string">
            <text:p>trim_ERR1801008_pass.fastq.gz</text:p>
          </table:table-cell>
          <table:table-cell table:number-columns-repeated="2"/>
          <table:table-cell office:value-type="string">
            <text:p>Tn-Seq reads of growth in serum, biological replicate 3</text:p>
          </table:table-cell>
          <table:table-cell office:value-type="string">
            <text:p>SINGLE</text:p>
          </table:table-cell>
          <table:table-cell table:style-name="ce2" office:value-type="string">
            <text:p>Illumina HiSeq 2500</text:p>
          </table:table-cell>
          <table:table-cell office:value-type="string">
            <text:p>https://www.ncbi.nlm.nih.gov/sra/?term=ERR1801008</text:p>
          </table:table-cell>
        </table:table-row>
        <table:table-row table:style-name="ro1">
          <table:table-cell office:value-type="string">
            <text:p>trim_ERR1801012_pass.fastq.gz</text:p>
          </table:table-cell>
          <table:table-cell table:number-columns-repeated="2"/>
          <table:table-cell office:value-type="string">
            <text:p>Tn-Seq reads of growth in BHI, biological replicate 1</text:p>
          </table:table-cell>
          <table:table-cell office:value-type="string">
            <text:p>SINGLE</text:p>
          </table:table-cell>
          <table:table-cell office:value-type="string">
            <text:p>Illumina HiSeq 2500 </text:p>
          </table:table-cell>
          <table:table-cell office:value-type="string">
            <text:p>https://www.ncbi.nlm.nih.gov/sra/?term=ERR1801012</text:p>
          </table:table-cell>
        </table:table-row>
        <table:table-row table:style-name="ro2">
          <table:table-cell office:value-type="string">
            <text:p>trim_ERR1801013_pass.fastq.gz</text:p>
          </table:table-cell>
          <table:table-cell table:number-columns-repeated="2"/>
          <table:table-cell office:value-type="string">
            <text:p>Tn-Seq reads of growth in BHI, biological replicate 2</text:p>
          </table:table-cell>
          <table:table-cell office:value-type="string">
            <text:p>SINGLE</text:p>
          </table:table-cell>
          <table:table-cell table:style-name="ce2" office:value-type="string">
            <text:p>Illumina HiSeq 2500</text:p>
          </table:table-cell>
          <table:table-cell office:value-type="string">
            <text:p>https://www.ncbi.nlm.nih.gov/sra/?term=ERR1801013</text:p>
          </table:table-cell>
        </table:table-row>
        <table:table-row table:style-name="ro2">
          <table:table-cell office:value-type="string">
            <text:p>trim_ERR1801014_pass.fastq.gz</text:p>
          </table:table-cell>
          <table:table-cell table:number-columns-repeated="2"/>
          <table:table-cell office:value-type="string">
            <text:p>Tn-Seq reads of growth in BHI, biological replicate 3</text:p>
          </table:table-cell>
          <table:table-cell office:value-type="string">
            <text:p>SINGLE</text:p>
          </table:table-cell>
          <table:table-cell table:style-name="ce2" office:value-type="string">
            <text:p>Illumina HiSeq 2500</text:p>
          </table:table-cell>
          <table:table-cell office:value-type="string">
            <text:p>https://www.ncbi.nlm.nih.gov/sra/?term=ERR1801014</text:p>
          </table:table-cell>
        </table:table-row>
        <table:table-row table:style-name="ro1">
          <table:table-cell office:value-type="string">
            <text:p>trim_paired_ERR1797970_pass_1.fastq.gz</text:p>
          </table:table-cell>
          <table:table-cell table:number-columns-repeated="2"/>
          <table:table-cell office:value-type="string">
            <text:p>RNA-Seq reads of growth in serum biological replicate 2</text:p>
          </table:table-cell>
          <table:table-cell office:value-type="string">
            <text:p>PAIRED</text:p>
          </table:table-cell>
          <table:table-cell office:value-type="string">
            <text:p>Illumina HiSeq 2500 </text:p>
          </table:table-cell>
          <table:table-cell office:value-type="string">
            <text:p>https://www.ncbi.nlm.nih.gov/sra/?term=ERR1797970</text:p>
          </table:table-cell>
        </table:table-row>
        <table:table-row table:style-name="ro2">
          <table:table-cell office:value-type="string">
            <text:p>trim_paired_ERR1797970_pass_2.fastq.gz</text:p>
          </table:table-cell>
          <table:table-cell table:number-columns-repeated="2"/>
          <table:table-cell office:value-type="string">
            <text:p>RNA-Seq reads of growth in serum biological replicate 2</text:p>
          </table:table-cell>
          <table:table-cell office:value-type="string">
            <text:p>PAIRED</text:p>
          </table:table-cell>
          <table:table-cell table:style-name="ce2" office:value-type="string">
            <text:p>Illumina HiSeq 2500</text:p>
          </table:table-cell>
          <table:table-cell office:value-type="string">
            <text:p>https://www.ncbi.nlm.nih.gov/sra/?term=ERR1797970</text:p>
          </table:table-cell>
        </table:table-row>
        <table:table-row table:style-name="ro2">
          <table:table-cell office:value-type="string">
            <text:p>trim_paired_ERR1797971_pass_1.fastq.gz</text:p>
          </table:table-cell>
          <table:table-cell table:number-columns-repeated="2"/>
          <table:table-cell table:style-name="ce2" office:value-type="string">
            <text:p>RNA-Seq reads of growth in serum biological replicate 3 </text:p>
          </table:table-cell>
          <table:table-cell office:value-type="string">
            <text:p>PAIRED</text:p>
          </table:table-cell>
          <table:table-cell table:style-name="ce2" office:value-type="string">
            <text:p>Illumina HiSeq 2500</text:p>
          </table:table-cell>
          <table:table-cell office:value-type="string">
            <text:p>https://www.ncbi.nlm.nih.gov/sra/?term=ERR1797971</text:p>
          </table:table-cell>
        </table:table-row>
        <table:table-row table:style-name="ro2">
          <table:table-cell office:value-type="string">
            <text:p>trim_paired_ERR1797971_pass_2.fastq.gz</text:p>
          </table:table-cell>
          <table:table-cell table:number-columns-repeated="2"/>
          <table:table-cell table:style-name="ce2" office:value-type="string">
            <text:p>RNA-Seq reads of growth in serum biological replicate 3 </text:p>
          </table:table-cell>
          <table:table-cell office:value-type="string">
            <text:p>PAIRED</text:p>
          </table:table-cell>
          <table:table-cell table:style-name="ce2" office:value-type="string">
            <text:p>Illumina HiSeq 2500</text:p>
          </table:table-cell>
          <table:table-cell office:value-type="string">
            <text:p>https://www.ncbi.nlm.nih.gov/sra/?term=ERR1797971</text:p>
          </table:table-cell>
        </table:table-row>
        <table:table-row table:style-name="ro2">
          <table:table-cell office:value-type="string">
            <text:p>trim_paired_ERR1797972_pass_1.fastq.gz</text:p>
          </table:table-cell>
          <table:table-cell table:number-columns-repeated="2"/>
          <table:table-cell office:value-type="string">
            <text:p>RNA-Seq reads of growth in BHI biological replicate 1</text:p>
          </table:table-cell>
          <table:table-cell office:value-type="string">
            <text:p>PAIRED</text:p>
          </table:table-cell>
          <table:table-cell table:style-name="ce2" office:value-type="string">
            <text:p>Illumina HiSeq 2500</text:p>
          </table:table-cell>
          <table:table-cell office:value-type="string">
            <text:p>https://www.ncbi.nlm.nih.gov/sra/?term=ERR1797972</text:p>
          </table:table-cell>
        </table:table-row>
        <table:table-row table:style-name="ro2">
          <table:table-cell office:value-type="string">
            <text:p>trim_paired_ERR1797972_pass_2.fastq.gz</text:p>
          </table:table-cell>
          <table:table-cell table:number-columns-repeated="2"/>
          <table:table-cell office:value-type="string">
            <text:p>RNA-Seq reads of growth in BHI biological replicate 1</text:p>
          </table:table-cell>
          <table:table-cell office:value-type="string">
            <text:p>PAIRED</text:p>
          </table:table-cell>
          <table:table-cell table:style-name="ce2" office:value-type="string">
            <text:p>Illumina HiSeq 2500</text:p>
          </table:table-cell>
          <table:table-cell office:value-type="string">
            <text:p>https://www.ncbi.nlm.nih.gov/sra/?term=ERR1797972</text:p>
          </table:table-cell>
        </table:table-row>
        <table:table-row table:style-name="ro2">
          <table:table-cell office:value-type="string">
            <text:p>trim_paired_ERR1797973_pass_1.fastq.gz</text:p>
          </table:table-cell>
          <table:table-cell table:number-columns-repeated="2"/>
          <table:table-cell office:value-type="string">
            <text:p>RNA-Seq reads of growth in BHI biological replicate 2</text:p>
          </table:table-cell>
          <table:table-cell office:value-type="string">
            <text:p>PAIRED</text:p>
          </table:table-cell>
          <table:table-cell table:style-name="ce2" office:value-type="string">
            <text:p>Illumina HiSeq 2500</text:p>
          </table:table-cell>
          <table:table-cell office:value-type="string">
            <text:p>https://www.ncbi.nlm.nih.gov/sra/?term=ERR1797973</text:p>
          </table:table-cell>
        </table:table-row>
        <table:table-row table:style-name="ro2">
          <table:table-cell office:value-type="string">
            <text:p>trim_paired_ERR1797973_pass_2.fastq.gz</text:p>
          </table:table-cell>
          <table:table-cell table:number-columns-repeated="2"/>
          <table:table-cell office:value-type="string">
            <text:p>RNA-Seq reads of growth in BHI biological replicate 2</text:p>
          </table:table-cell>
          <table:table-cell office:value-type="string">
            <text:p>PAIRED</text:p>
          </table:table-cell>
          <table:table-cell table:style-name="ce2" office:value-type="string">
            <text:p>Illumina HiSeq 2500</text:p>
          </table:table-cell>
          <table:table-cell office:value-type="string">
            <text:p>https://www.ncbi.nlm.nih.gov/sra/?term=ERR1797973</text:p>
          </table:table-cell>
        </table:table-row>
        <table:table-row table:style-name="ro2">
          <table:table-cell office:value-type="string">
            <text:p>trim_paired_ERR1797974_pass_1.fastq.gz</text:p>
          </table:table-cell>
          <table:table-cell table:number-columns-repeated="2"/>
          <table:table-cell office:value-type="string">
            <text:p>RNA-Seq reads of growth in BHI biological replicate 3</text:p>
          </table:table-cell>
          <table:table-cell office:value-type="string">
            <text:p>PAIRED</text:p>
          </table:table-cell>
          <table:table-cell office:value-type="string">
            <text:p>Illumina HiSeq 2500 </text:p>
          </table:table-cell>
          <table:table-cell office:value-type="string">
            <text:p><text:a xlink:href="https://www.ncbi.nlm.nih.gov/sra/?term=ERR1797974">https://www.ncbi.nlm.nih.gov/sra/?term=ERR1797974</text:a></text:p>
          </table:table-cell>
        </table:table-row>
        <table:table-row table:style-name="ro2">
          <table:table-cell office:value-type="string">
            <text:p>trim_paired_ERR1797974_pass_2.fastq.gz</text:p>
          </table:table-cell>
          <table:table-cell table:number-columns-repeated="2"/>
          <table:table-cell office:value-type="string">
            <text:p>RNA-Seq reads of growth in BHI biological replicate 3</text:p>
          </table:table-cell>
          <table:table-cell office:value-type="string">
            <text:p>PAIRED</text:p>
          </table:table-cell>
          <table:table-cell table:style-name="ce2" office:value-type="string">
            <text:p>Illumina HiSeq 2500</text:p>
          </table:table-cell>
          <table:table-cell office:value-type="string">
            <text:p>https://www.ncbi.nlm.nih.gov/sra/?term=ERR1797974</text:p>
          </table:table-cell>
        </table:table-row>
        <table:table-row table:style-name="ro2">
          <table:table-cell office:value-type="string">
            <text:p>ERR1797969_pass_1.fastq.gz <text:s/></text:p>
          </table:table-cell>
          <table:table-cell table:number-columns-repeated="2"/>
          <table:table-cell office:value-type="string">
            <text:p>RNA-Seq reads of growth in serum biological replicate 1</text:p>
          </table:table-cell>
          <table:table-cell office:value-type="string">
            <text:p>PAIRED</text:p>
          </table:table-cell>
          <table:table-cell table:style-name="ce2" office:value-type="string">
            <text:p>Illumina HiSeq 2500</text:p>
          </table:table-cell>
          <table:table-cell office:value-type="string">
            <text:p>https://www.ncbi.nlm.nih.gov/sra/?term=ERR1797969</text:p>
          </table:table-cell>
        </table:table-row>
        <table:table-row table:style-name="ro2">
          <table:table-cell office:value-type="string">
            <text:p>ERR1797969_pass_2.fastq.gz</text:p>
          </table:table-cell>
          <table:table-cell table:number-columns-repeated="2"/>
          <table:table-cell office:value-type="string">
            <text:p>RNA-Seq reads of growth in serum biological replicate 1</text:p>
          </table:table-cell>
          <table:table-cell office:value-type="string">
            <text:p>PAIRED</text:p>
          </table:table-cell>
          <table:table-cell table:style-name="ce2" office:value-type="string">
            <text:p>Illumina HiSeq 2500</text:p>
          </table:table-cell>
          <table:table-cell office:value-type="string">
            <text:p>https://www.ncbi.nlm.nih.gov/sra/?term=ERR1797969</text:p>
          </table:table-cell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2018-04-12</text:date>, <text:time>13:1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8M27S</meta:editing-duration>
    <meta:editing-cycles>6</meta:editing-cycles>
    <meta:generator>OpenOffice/4.1.5$Win32 OpenOffice.org_project/415m1$Build-9789</meta:generator>
    <dc:date>2018-04-12T13:15:05.28</dc:date>
    <meta:document-statistic meta:table-count="3" meta:cell-count="96" meta:object-count="0"/>
    <meta:user-defined meta:name="Info 1"/>
    <meta:user-defined meta:name="Info 2"/>
    <meta:user-defined meta:name="Info 3"/>
    <meta:user-defined meta:name="Info 4"/>
  </office:meta>
</office:document-meta>
</file>